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écuriser un formulaire d'inscription</text:p>
      <text:p text:style-name="P2"/>
      <text:p text:style-name="P1">Nous avons ici un formulaire sécurisé d'inscription et de connexion sécurise. Dans ce formulaire les données sont chiffrer de bout en bout avec une méthode de chiffrement SHA-256.</text:p>
      <text:p text:style-name="P1"/>
      <text:p text:style-name="P1">Les données sont cryptées depuis le front-end grâce à du Javascript. Ainsi les données transitant vers le back-end sont encryptées et non compréhensible par une personne extérieure.</text:p>
      <text:p text:style-name="P1"/>
      <text:p text:style-name="P1">Pour empêcher un utilisateur de modifier le code javascript depuis la console de développeur et de nuire au bon fonctionnement du formulaire le code à été obfusqué grâce à l'outil « JavaScript Obfuscator Tool ».</text:p>
      <text:p text:style-name="P1"/>
      <text:p text:style-name="P1">La partie back-end prend aussi en compte et protège contre les injections SQL et les attaques de type XSS.</text:p>
      <text:p text:style-name="P1"/>
      <text:p text:style-name="P1">La base de données ne contient donc que des données cryptées ; dans le cadre d'une fuite de données, c'elles-ci ne donnent aucun renseignement personnels sur les utilisateurs</text:p>
      <text:p text:style-name="P1"/>
      <text:p text:style-name="P3">Manuel d'utilisation</text:p>
      <text:p text:style-name="P3"/>
      <text:p text:style-name="P1">-Télécharger le fichier ,zip et dé-zipper le,</text:p>
      <text:p text:style-name="P1">-Mettez le fichier « Formulaire secu » dans le répertoire « www » de votre serveur Wamp (exemple de chemin vers le fichier « www » de wamp: C:\wamp64\www), </text:p>
      <text:p text:style-name="P1">-Ouvrez MySQLWorkbench et dans l'onglet server choisissez l'option data import, prenez l'option « Import from Self-Contained File » et mettez le chemin vers le fichier « Dump20230205.sql »et cliquez sur « start import »</text:p>
      <text:p text:style-name="P1"/>
      <text:p text:style-name="P1"><text:soft-page-break/></text:p>
      <text:p text:style-name="P1">Une fois cela fais, vous pouvez vous connecter avec le compte : identifiant:test</text:p>
      <text:p text:style-name="P1">mot de passe:test</text:p>
      <text:p text:style-name="P1"/>
      <text:p text:style-name="P1">Vous pouvez aussi créer votre propre compt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2-05T14:55:38.76</meta:creation-date>
    <dc:date>2023-02-05T18:14:04.63</dc:date>
    <meta:editing-duration>PT3H3M7S</meta:editing-duration>
    <meta:editing-cycles>13</meta:editing-cycles>
    <meta:generator>OpenOffice/4.1.7$Win32 OpenOffice.org_project/417m1$Build-9800</meta:generator>
    <meta:document-statistic meta:table-count="0" meta:image-count="0" meta:object-count="0" meta:page-count="2" meta:paragraph-count="13" meta:word-count="236" meta:character-count="1469"/>
  </office:meta>
</office:document-meta>
</file>